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5e782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1e87d" fo:background-color="#fff20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69d819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16a87f" officeooo:paragraph-rsid="017c0262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fo:font-weight="normal" officeooo:rsid="0016a87f" officeooo:paragraph-rsid="017c0262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7c0262" fo:background-color="#fff200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ce181e" style:font-name="Times New Roman" fo:font-size="11pt" fo:letter-spacing="normal" fo:font-style="normal" fo:font-weight="normal" officeooo:rsid="0016a87f" officeooo:paragraph-rsid="017c0262" fo:background-color="#fff200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ce181e" style:font-name="Times New Roman" fo:font-size="12pt" fo:letter-spacing="normal" fo:font-style="normal" fo:font-weight="bold" officeooo:rsid="001ab736" officeooo:paragraph-rsid="017c0262" fo:background-color="#fff20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ce181e" style:font-name="Times New Roman" fo:font-size="12pt" fo:letter-spacing="normal" fo:font-style="normal" fo:font-weight="bold" officeooo:rsid="0057f27a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1b2525" officeooo:paragraph-rsid="017c0262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0pt" fo:font-weight="bold" officeooo:rsid="001b2525" officeooo:paragraph-rsid="017c0262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a87f" officeooo:paragraph-rsid="017c0262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16a87f" officeooo:paragraph-rsid="017c0262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1pt" fo:font-weight="bold" officeooo:rsid="001ab736" officeooo:paragraph-rsid="017c0262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e181e" fo:font-weight="bold" officeooo:rsid="001a69f4" officeooo:paragraph-rsid="017c0262" fo:background-color="#fff200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sans-serif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50%" fo:text-align="center" style:justify-single-word="false"/>
      <style:text-properties style:font-name="sans-serif" fo:font-size="12pt" fo:font-weight="bold" officeooo:rsid="001d4070" officeooo:paragraph-rsid="017c0262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officeooo:paragraph-rsid="017c0262"/>
    </style:style>
    <style:style style:name="P57" style:family="paragraph" style:parent-style-name="Standard">
      <style:text-properties officeooo:paragraph-rsid="017c0262"/>
    </style:style>
    <style:style style:name="P58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59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60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fo:color="#ce181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6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6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6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6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6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6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6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6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c0262" fo:background-color="#fff200" style:font-size-asian="10pt" style:font-size-complex="10pt"/>
    </style:style>
    <style:style style:name="P7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17c0262" style:font-size-asian="12pt" style:font-weight-asian="bold" style:font-name-complex="Times New Roman1" style:font-size-complex="12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17c0262" style:font-size-asian="12pt" style:font-name-complex="Times New Roman1" style:font-size-complex="12pt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officeooo:paragraph-rsid="017c0262"/>
    </style:style>
    <style:style style:name="P77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90fb7" officeooo:paragraph-rsid="017c0262" style:font-size-asian="11pt" style:font-size-complex="11pt"/>
    </style:style>
    <style:style style:name="P78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a6073" officeooo:paragraph-rsid="017c0262" style:font-size-asian="11pt" style:font-size-complex="11pt"/>
    </style:style>
    <style:style style:name="P79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paragraph-rsid="017c0262" style:font-size-asian="11pt" style:font-size-complex="11pt"/>
    </style:style>
    <style:style style:name="P8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" fo:font-size="11pt" officeooo:rsid="001a69f4" officeooo:paragraph-rsid="017c0262" style:font-size-asian="11pt" style:font-size-complex="11pt"/>
    </style:style>
    <style:style style:name="P81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rsid="0043626e" officeooo:paragraph-rsid="017c0262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rsid="001ab736" officeooo:paragraph-rsid="017c0262" style:font-size-asian="12pt" style:font-size-complex="12pt"/>
    </style:style>
    <style:style style:name="P83" style:family="paragraph" style:parent-style-name="Table_20_Contents">
      <style:paragraph-properties fo:line-height="100%"/>
      <style:text-properties officeooo:rsid="000ef2c7" officeooo:paragraph-rsid="017c0262"/>
    </style:style>
    <style:style style:name="P84" style:family="paragraph" style:parent-style-name="Table_20_Contents">
      <style:text-properties officeooo:rsid="000ef2c7" officeooo:paragraph-rsid="017c0262"/>
    </style:style>
    <style:style style:name="P85" style:family="paragraph" style:parent-style-name="Table_20_Contents">
      <style:text-properties officeooo:rsid="00106435" officeooo:paragraph-rsid="017c0262"/>
    </style:style>
    <style:style style:name="P86" style:family="paragraph" style:parent-style-name="Table_20_Contents">
      <style:text-properties officeooo:paragraph-rsid="017c0262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1ab736" officeooo:paragraph-rsid="017c0262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officeooo:rsid="001ab736" officeooo:paragraph-rsid="017c0262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paragraph-rsid="017c0262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1pt" officeooo:rsid="0044957f" officeooo:paragraph-rsid="017c0262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1pt" officeooo:rsid="00506038" officeooo:paragraph-rsid="017c0262" style:font-size-asian="11pt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1pt" officeooo:paragraph-rsid="017c0262" style:font-size-asian="11pt" style:font-size-complex="11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1pt" officeooo:rsid="001e5dc4" officeooo:paragraph-rsid="017c0262" style:font-size-asian="11pt" style:font-size-complex="11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1pt" officeooo:paragraph-rsid="017c0262" style:font-size-asian="11pt" style:font-size-complex="11pt"/>
    </style:style>
    <style:style style:name="P96" style:family="paragraph" style:parent-style-name="Table_20_Contents">
      <style:paragraph-properties fo:text-align="start" style:justify-single-word="false"/>
      <style:text-properties officeooo:paragraph-rsid="017c0262"/>
    </style:style>
    <style:style style:name="P97" style:family="paragraph" style:parent-style-name="Table_20_Contents">
      <style:paragraph-properties fo:text-align="start" style:justify-single-word="false"/>
      <style:text-properties officeooo:rsid="001ab736" officeooo:paragraph-rsid="017c0262"/>
    </style:style>
    <style:style style:name="P98" style:family="paragraph" style:parent-style-name="Standard" style:list-style-name="L1">
      <style:paragraph-properties fo:text-align="start" style:justify-single-word="false"/>
      <style:text-properties fo:color="#ce181e" style:font-name="sans-serif" fo:font-size="10pt" fo:font-weight="bold" officeooo:rsid="0016a87f" officeooo:paragraph-rsid="017c0262" fo:background-color="#fff200" style:font-size-asian="10pt" style:font-size-complex="10pt"/>
    </style:style>
    <style:style style:name="P99" style:family="paragraph" style:parent-style-name="Standard" style:list-style-name="L3">
      <style:paragraph-properties fo:text-align="start" style:justify-single-word="false"/>
      <style:text-properties fo:color="#ce181e" style:font-name="sans-serif" fo:font-size="12pt" fo:font-weight="bold" officeooo:rsid="001d4070" officeooo:paragraph-rsid="017c0262" fo:background-color="#fff200" style:font-size-asian="12pt" style:font-weight-asian="bold" style:font-size-complex="12pt" style:font-weight-complex="bold"/>
    </style:style>
    <style:style style:name="P100" style:family="paragraph" style:parent-style-name="Standard" style:list-style-name="L1">
      <style:paragraph-properties fo:text-align="start" style:justify-single-word="false"/>
      <style:text-properties fo:color="#ce181e" style:font-name="Times New Roman" fo:font-size="12pt" fo:font-style="normal" fo:font-weight="bold" officeooo:rsid="00381921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 style:list-style-name="L2">
      <style:paragraph-properties fo:text-align="start" style:justify-single-word="false"/>
      <style:text-properties fo:font-variant="normal" fo:text-transform="none" fo:color="#ce181e" style:font-name="Times New Roman" fo:font-size="12pt" fo:letter-spacing="normal" fo:font-style="normal" fo:font-weight="bold" officeooo:rsid="0016a87f" officeooo:paragraph-rsid="017c0262" fo:background-color="#fff200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6a87f" officeooo:paragraph-rsid="017c0262" style:font-size-asian="11pt" style:font-weight-asian="bold" style:font-size-complex="11pt" style:font-weight-complex="bold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sans-serif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104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ce181e" officeooo:paragraph-rsid="017c0262" fo:background-color="#fff200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2b21ca" fo:background-color="#fff200" loext:char-shading-value="0"/>
    </style:style>
    <style:style style:name="T17" style:family="text">
      <style:text-properties officeooo:rsid="00e1b39c" fo:background-color="#fff200" loext:char-shading-value="0"/>
    </style:style>
    <style:style style:name="T18" style:family="text">
      <style:text-properties officeooo:rsid="012c4d6b" fo:background-color="#fff200" loext:char-shading-value="0"/>
    </style:style>
    <style:style style:name="T19" style:family="text">
      <style:text-properties officeooo:rsid="012dae40" fo:background-color="#fff200" loext:char-shading-value="0"/>
    </style:style>
    <style:style style:name="T20" style:family="text">
      <style:text-properties officeooo:rsid="01301bfa" fo:background-color="#fff200" loext:char-shading-value="0"/>
    </style:style>
    <style:style style:name="T21" style:family="text">
      <style:text-properties officeooo:rsid="01307cd1" fo:background-color="#fff200" loext:char-shading-value="0"/>
    </style:style>
    <style:style style:name="T22" style:family="text">
      <style:text-properties officeooo:rsid="0112e1bd" fo:background-color="#fff200" loext:char-shading-value="0"/>
    </style:style>
    <style:style style:name="T23" style:family="text">
      <style:text-properties officeooo:rsid="01255883" fo:background-color="#fff200" loext:char-shading-value="0"/>
    </style:style>
    <style:style style:name="T24" style:family="text">
      <style:text-properties officeooo:rsid="011aa2fb" fo:background-color="#fff200" loext:char-shading-value="0"/>
    </style:style>
    <style:style style:name="T25" style:family="text">
      <style:text-properties officeooo:rsid="013a2a99" fo:background-color="#fff200" loext:char-shading-value="0"/>
    </style:style>
    <style:style style:name="T26" style:family="text">
      <style:text-properties officeooo:rsid="0138847e" fo:background-color="#fff200" loext:char-shading-value="0"/>
    </style:style>
    <style:style style:name="T27" style:family="text">
      <style:text-properties officeooo:rsid="013a43e6" fo:background-color="#fff200" loext:char-shading-value="0"/>
    </style:style>
    <style:style style:name="T28" style:family="text">
      <style:text-properties officeooo:rsid="013cee04" fo:background-color="#fff200" loext:char-shading-value="0"/>
    </style:style>
    <style:style style:name="T29" style:family="text">
      <style:text-properties officeooo:rsid="0141cf1f" fo:background-color="#fff200" loext:char-shading-value="0"/>
    </style:style>
    <style:style style:name="T30" style:family="text">
      <style:text-properties officeooo:rsid="013ecc34" fo:background-color="#fff200" loext:char-shading-value="0"/>
    </style:style>
    <style:style style:name="T31" style:family="text">
      <style:text-properties officeooo:rsid="014065c5" fo:background-color="#fff200" loext:char-shading-value="0"/>
    </style:style>
    <style:style style:name="T32" style:family="text">
      <style:text-properties officeooo:rsid="016f0009" fo:background-color="#fff200" loext:char-shading-value="0"/>
    </style:style>
    <style:style style:name="T33" style:family="text">
      <style:text-properties officeooo:rsid="0175e782" fo:background-color="#fff200" loext:char-shading-value="0"/>
    </style:style>
    <style:style style:name="T34" style:family="text">
      <style:text-properties officeooo:rsid="011c3358"/>
    </style:style>
    <style:style style:name="T35" style:family="text">
      <style:text-properties fo:color="#ce181e"/>
    </style:style>
    <style:style style:name="T36" style:family="text">
      <style:text-properties fo:color="#ce181e" fo:background-color="#fff200" loext:char-shading-value="0"/>
    </style:style>
    <style:style style:name="T37" style:family="text">
      <style:text-properties fo:color="#ce181e" officeooo:rsid="011e1a96" fo:background-color="#fff200" loext:char-shading-value="0"/>
    </style:style>
    <style:style style:name="T38" style:family="text">
      <style:text-properties fo:color="#ce181e" officeooo:rsid="011fc701" fo:background-color="#fff200" loext:char-shading-value="0"/>
    </style:style>
    <style:style style:name="T39" style:family="text">
      <style:text-properties fo:color="#ce181e" officeooo:rsid="0174fb9c" fo:background-color="#fff200" loext:char-shading-value="0"/>
    </style:style>
    <style:style style:name="T40" style:family="text">
      <style:text-properties fo:color="#ce181e" officeooo:rsid="017935de" fo:background-color="#fff200" loext:char-shading-value="0"/>
    </style:style>
    <style:style style:name="T41" style:family="text">
      <style:text-properties fo:color="#ce181e" officeooo:rsid="017a7a66" fo:background-color="#fff200" loext:char-shading-value="0"/>
    </style:style>
    <style:style style:name="T42" style:family="text">
      <style:text-properties fo:color="#ce181e" officeooo:rsid="005aeae7" fo:background-color="#fff200" loext:char-shading-value="0"/>
    </style:style>
    <style:style style:name="T43" style:family="text">
      <style:text-properties fo:color="#ce181e" officeooo:rsid="011e1a96"/>
    </style:style>
    <style:style style:name="T44" style:family="text">
      <style:text-properties fo:color="#ce181e" officeooo:rsid="011fc701"/>
    </style:style>
    <style:style style:name="T45" style:family="text">
      <style:text-properties fo:color="#ce181e" officeooo:rsid="017935de"/>
    </style:style>
    <style:style style:name="T46" style:family="text">
      <style:text-properties officeooo:rsid="011dca47"/>
    </style:style>
    <style:style style:name="T47" style:family="text">
      <style:text-properties officeooo:rsid="011f8719"/>
    </style:style>
    <style:style style:name="T48" style:family="text">
      <style:text-properties officeooo:rsid="011fc701"/>
    </style:style>
    <style:style style:name="T49" style:family="text">
      <style:text-properties officeooo:rsid="01206e40"/>
    </style:style>
    <style:style style:name="T50" style:family="text">
      <style:text-properties officeooo:rsid="01260af8"/>
    </style:style>
    <style:style style:name="T51" style:family="text">
      <style:text-properties officeooo:rsid="0127fbab"/>
    </style:style>
    <style:style style:name="T52" style:family="text">
      <style:text-properties officeooo:rsid="012c37eb"/>
    </style:style>
    <style:style style:name="T53" style:family="text">
      <style:text-properties officeooo:rsid="012c4d6b"/>
    </style:style>
    <style:style style:name="T54" style:family="text">
      <style:text-properties officeooo:rsid="00e1b39c"/>
    </style:style>
    <style:style style:name="T55" style:family="text">
      <style:text-properties officeooo:rsid="012dae40"/>
    </style:style>
    <style:style style:name="T56" style:family="text">
      <style:text-properties officeooo:rsid="01307cd1"/>
    </style:style>
    <style:style style:name="T57" style:family="text">
      <style:text-properties officeooo:rsid="013302c1"/>
    </style:style>
    <style:style style:name="T58" style:family="text">
      <style:text-properties officeooo:rsid="0135880d"/>
    </style:style>
    <style:style style:name="T59" style:family="text">
      <style:text-properties officeooo:rsid="0138847e"/>
    </style:style>
    <style:style style:name="T60" style:family="text">
      <style:text-properties officeooo:rsid="013a2a99"/>
    </style:style>
    <style:style style:name="T61" style:family="text">
      <style:text-properties officeooo:rsid="013af91f"/>
    </style:style>
    <style:style style:name="T62" style:family="text">
      <style:text-properties officeooo:rsid="013d3e8b"/>
    </style:style>
    <style:style style:name="T63" style:family="text">
      <style:text-properties officeooo:rsid="013f3ed3"/>
    </style:style>
    <style:style style:name="T64" style:family="text">
      <style:text-properties officeooo:rsid="014678e6"/>
    </style:style>
    <style:style style:name="T65" style:family="text">
      <style:text-properties officeooo:rsid="014b74fc"/>
    </style:style>
    <style:style style:name="T66" style:family="text">
      <style:text-properties officeooo:rsid="014d6ebc"/>
    </style:style>
    <style:style style:name="T67" style:family="text">
      <style:text-properties officeooo:rsid="014f5dc8"/>
    </style:style>
    <style:style style:name="T68" style:family="text">
      <style:text-properties officeooo:rsid="0150a221"/>
    </style:style>
    <style:style style:name="T69" style:family="text">
      <style:text-properties officeooo:rsid="01538588"/>
    </style:style>
    <style:style style:name="T70" style:family="text">
      <style:text-properties officeooo:rsid="0155611d"/>
    </style:style>
    <style:style style:name="T71" style:family="text">
      <style:text-properties officeooo:rsid="0160627b"/>
    </style:style>
    <style:style style:name="T72" style:family="text">
      <style:text-properties style:font-name="Times New Roman" fo:font-size="11pt" style:font-size-asian="11pt" style:font-size-complex="11pt"/>
    </style:style>
    <style:style style:name="T73" style:family="text">
      <style:text-properties style:font-name="Times New Roman" fo:font-size="11pt" officeooo:rsid="0016a87f" style:font-size-asian="11pt" style:font-size-complex="11pt"/>
    </style:style>
    <style:style style:name="T74" style:family="text">
      <style:text-properties style:font-name="Times New Roman" fo:font-size="11pt" officeooo:rsid="0023a649" style:font-size-asian="11pt" style:font-size-complex="11pt"/>
    </style:style>
    <style:style style:name="T75" style:family="text">
      <style:text-properties style:font-name="Times New Roman" fo:font-size="11pt" officeooo:rsid="017c0262" style:font-size-asian="11pt" style:font-size-complex="11pt"/>
    </style:style>
    <style:style style:name="T7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7" style:family="text">
      <style:text-properties style:font-name="Times New Roman" fo:font-size="12pt" fo:font-weight="bold" officeooo:rsid="0051fc21" style:font-size-asian="12pt" style:font-weight-asian="bold" style:font-name-complex="Times New Roman1" style:font-size-complex="12pt" style:font-weight-complex="bold"/>
    </style:style>
    <style:style style:name="T78" style:family="text">
      <style:text-properties style:font-name="Times New Roman" fo:font-size="12pt" fo:font-weight="bold" officeooo:rsid="004b9da9" style:font-size-asian="12pt" style:font-weight-asian="bold" style:font-name-complex="Times New Roman1" style:font-size-complex="12pt" style:font-weight-complex="bold"/>
    </style:style>
    <style:style style:name="T79" style:family="text">
      <style:text-properties style:font-name="Times New Roman" fo:font-size="12pt" fo:font-weight="bold" officeooo:rsid="004c5fbc" style:font-size-asian="12pt" style:font-weight-asian="bold" style:font-name-complex="Times New Roman1" style:font-size-complex="12pt" style:font-weight-complex="bold"/>
    </style:style>
    <style:style style:name="T80" style:family="text">
      <style:text-properties style:font-name="Times New Roman" fo:font-size="12pt" style:font-size-asian="12pt" style:font-name-complex="Times New Roman1" style:font-size-complex="12pt"/>
    </style:style>
    <style:style style:name="T81" style:family="text">
      <style:text-properties style:font-name="Times New Roman" fo:font-size="12pt" officeooo:rsid="004c5fbc" style:font-size-asian="12pt" style:font-name-complex="Times New Roman1" style:font-size-complex="12pt"/>
    </style:style>
    <style:style style:name="T82" style:family="text">
      <style:text-properties officeooo:rsid="0169d819"/>
    </style:style>
    <style:style style:name="T83" style:family="text">
      <style:text-properties officeooo:rsid="016b14a5"/>
    </style:style>
    <style:style style:name="T84" style:family="text">
      <style:text-properties officeooo:rsid="0171bc6c"/>
    </style:style>
    <style:style style:name="T85" style:family="text">
      <style:text-properties officeooo:rsid="0171e87d"/>
    </style:style>
    <style:style style:name="T86" style:family="text">
      <style:text-properties officeooo:rsid="0173e597"/>
    </style:style>
    <style:style style:name="T87" style:family="text">
      <style:text-properties officeooo:rsid="01746319"/>
    </style:style>
    <style:style style:name="T88" style:family="text">
      <style:text-properties officeooo:rsid="0174fb9c"/>
    </style:style>
    <style:style style:name="T89" style:family="text">
      <style:text-properties officeooo:rsid="0057f27a"/>
    </style:style>
    <style:style style:name="T90" style:family="text">
      <style:text-properties officeooo:rsid="00553660"/>
    </style:style>
    <style:style style:name="T91" style:family="text">
      <style:text-properties officeooo:rsid="0020852a"/>
    </style:style>
    <style:style style:name="T92" style:family="text">
      <style:text-properties style:font-weight-asian="bold" style:font-weight-complex="bold"/>
    </style:style>
    <style:style style:name="T93" style:family="text">
      <style:text-properties officeooo:rsid="0057f27a" style:font-weight-asian="bold" style:font-weight-complex="bold"/>
    </style:style>
    <style:style style:name="T94" style:family="text">
      <style:text-properties officeooo:rsid="003f199a"/>
    </style:style>
    <style:style style:name="T95" style:family="text">
      <style:text-properties officeooo:rsid="0039acb0"/>
    </style:style>
    <style:style style:name="T96" style:family="text">
      <style:text-properties officeooo:rsid="00445d27"/>
    </style:style>
    <style:style style:name="T97" style:family="text">
      <style:text-properties officeooo:rsid="0044957f"/>
    </style:style>
    <style:style style:name="T98" style:family="text">
      <style:text-properties officeooo:rsid="005aeae7"/>
    </style:style>
    <style:style style:name="T99" style:family="text">
      <style:text-properties fo:font-size="10pt" officeooo:rsid="001b2525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3"/>
      <text:p text:style-name="P22"><text:span text:style-name="T2">1</text:span>. Geração de Ordem de Serviço (<text:span text:style-name="T2">EGC - Gestor do Contrato</text:span>)</text:p>
      <text:p text:style-name="P3"/>
      <text:p text:style-name="P21">O Gestor <text:span text:style-name="T2">da EGC</text:span> emitir<text:span text:style-name="T2">á a O</text:span>rdem de <text:span text:style-name="T55">S</text:span>erviço <text:span text:style-name="T82">(OS), sendo informado: a) </text:span>o quantitativo <text:span text:style-name="T84">total </text:span>de páginas <text:span text:style-name="T85">do Contrato; o</text:span> quantitativo <text:span text:style-name="T85">atual de</text:span> páginas <text:span text:style-name="T85">do Contrato</text:span>; <text:span text:style-name="T85">o</text:span> quantitativo de páginas <text:span text:style-name="T85">que serão digitalizadas no período e o</text:span> quantitativo <text:span text:style-name="T85">de</text:span> páginas <text:span text:style-name="T85">após fechamento da OS.</text:span></text:p>
      <text:p text:style-name="P3"/>
      <text:p text:style-name="P3">A Empresa disponibilizar<text:span text:style-name="T2">á</text:span>, em um prazo de <text:span text:style-name="T51">até</text:span> 10 dias, todos os recursos necessários para início das atividades estabelecidas, neste Termo de Referência. Será considerado, a título de avaliação do cumprimento de datas, o dia seguinte à data formal de encaminhamento <text:span text:style-name="T36">da </text:span><text:span text:style-name="T39">primeira</text:span><text:span text:style-name="T88"> </text:span>Ordem de Serviço à Empresa.</text:p>
      <text:p text:style-name="P3"/>
      <text:p text:style-name="P28"><text:span text:style-name="T5">2</text:span>. Geração de Romaneios (<text:span text:style-name="T2">EGC – Fiscal Técnico</text:span>)</text:p>
      <text:p text:style-name="P3"/>
      <text:p text:style-name="P9">A geração de Romaneios inicia<text:span text:style-name="T50">r</text:span>-se-<text:span text:style-name="T3">á</text:span> após a emissão d<text:span text:style-name="T63">o</text:span> <text:span text:style-name="T15">“OS”</text:span> pela <text:span text:style-name="T2">EGC</text:span> e o aceite por parte da contratada, informando o quantitativo de folhas e folhas com verso, que serão convertidas em páginas a serem digitalizadas.</text:p>
      <text:p text:style-name="P3"/>
      <text:p text:style-name="P3">O final da geração de um Romaneio implica na formalização documental da relação de pastas <text:span text:style-name="T15">(Termo de Recebimento do </text:span><text:span text:style-name="T16">R</text:span><text:span text:style-name="T15">omaneio - </text:span><text:span text:style-name="T16">TR</text:span><text:span text:style-name="T19">R</text:span><text:span text:style-name="T15">)</text:span> que estão sendo entregues <text:span text:style-name="T86">à Contratada</text:span>.</text:p>
      <text:p text:style-name="P3"/>
      <text:p text:style-name="P23"><text:span text:style-name="T5">3</text:span>. Entrega das pastas físicas (<text:span text:style-name="T2">EGC – Fiscal Técnico</text:span>)</text:p>
      <text:p text:style-name="P3"/>
      <text:p text:style-name="P15">Refere-se à entrega física das pastas funcionais com as folhas numeradas e divididas por seções se for o caso, <text:span text:style-name="T36">inclusive a declaração de conclusão da digitalização do Legado que será obrigatoriamente o último documento da última seção do legado,</text:span> <text:span text:style-name="T87">c</text:span>ompreendendo:</text:p>
      <text:p text:style-name="P62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63">b) Durante a entrega das pastas relacionadas no romaneio, as partes envolvidas deverão assinar o <text:span text:style-name="T15">“</text:span><text:span text:style-name="T21">TRR</text:span><text:span text:style-name="T15">”;</text:span></text:p>
      <text:p text:style-name="P61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61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71"/>
      <text:p text:style-name="P3"/>
      <text:p text:style-name="P22"><text:span text:style-name="T5">4</text:span>. Recepção do Romaneio (CONTRATADA)</text:p>
      <text:p text:style-name="P22"/>
      <text:p text:style-name="P5">Trata-<text:span text:style-name="T52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62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61"><text:soft-page-break/>b) A qualquer momento <text:span text:style-name="T5">a EGC</text:span> poderá indagar sobre qualquer procedimento de transferência que não atendam aos requisitos definidos nesse Termo de Referênci<text:span text:style-name="T53">a </text:span><text:span text:style-name="T18">(Termo de Registros de Incidentes ou Ocorrências - </text:span><text:span text:style-name="T20">TRIO</text:span><text:span text:style-name="T18">)</text:span>.</text:p>
      <text:p text:style-name="P70"/>
      <text:p text:style-name="P3"/>
      <text:p text:style-name="P3"/>
      <text:p text:style-name="P24"><text:span text:style-name="T7">5</text:span>. Solicitação de Pasta Avulsa (<text:span text:style-name="T2">EGC - Gestor do Contrato</text:span>)</text:p>
      <text:p text:style-name="P22"/>
      <text:p text:style-name="P3">O Gestor <text:span text:style-name="T6">da EGC</text:span> poderá, a qualquer momento, retirar uma ou mais pastas funcionais que estejam entregues à empresa, fazendo o devido registro <text:span text:style-name="T56">no </text:span><text:span text:style-name="T21">“TRIO”</text:span><text:span text:style-name="T15">.</text:span> Não é permitido a retirada de pastas após o upload das imagens n<text:span text:style-name="T6">a unidade de rede denominada “</text:span><text:span text:style-name="T22">UNAFD”</text:span> por parte da contratada, neste caso sendo necessário aguardar a finalização do romaneio.</text:p>
      <text:p text:style-name="P3"/>
      <text:p text:style-name="P3">Para proceder a retirada da pasta, o Gestor <text:span text:style-name="T6">da EGC</text:span> deverá <text:span text:style-name="T6">solicitar formalmente ao Gestor da Empresa</text:span>. <text:span text:style-name="T57">Sendo que</text:span> <text:span text:style-name="T57">a</text:span>o indicar <text:span text:style-name="T6">tal </text:span>solicitação para a empresa, esta deverá tempestivamente fazer a devolução da pasta, registrando também <text:span text:style-name="T6">formalmente no </text:span><text:span text:style-name="T22">“TRIO”</text:span>. Este processo excluir<text:span text:style-name="T6">á</text:span> a pasta indicada do respectivo Romaneio, ficando a mesma liberada para incorporação em outro Romaneio, quando julgado necessário pel<text:span text:style-name="T83">o</text:span> Gestor <text:span text:style-name="T6">da EGC.</text:span></text:p>
      <text:p text:style-name="P3"/>
      <text:p text:style-name="P22"><text:span text:style-name="T8">6</text:span>. Devolução de Pasta Avulsa (CONTRATADA)</text:p>
      <text:p text:style-name="P3"/>
      <text:p text:style-name="P10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2">“TRIO”</text:span>.</text:p>
      <text:p text:style-name="P3"/>
      <text:p text:style-name="P22"><text:span text:style-name="T9">7</text:span>. Higienização dos Documentos (CONTRATADA)</text:p>
      <text:p text:style-name="P3"/>
      <text:p text:style-name="P3">A Empresa deverá retirar os documentos das pastas para iniciar a atividade de higienização e quando se tratar de processo deverá manter o conjunto documental, obedecendo à ordem original inclusive as capas.</text:p>
      <text:p text:style-name="P3">A atividade de higienização básica consiste em:</text:p>
      <text:p text:style-name="P61">a) Desdobrar e planificar os documentos;</text:p>
      <text:p text:style-name="P61">b) Retirar clipes, grampos e outros prendedores;</text:p>
      <text:p text:style-name="P61">c) Remover poeira, fitas adesivas e outras sujidades superficiais prejudiciais à clareza da captura das informações durante a atividade de digitalização.</text:p>
      <text:p text:style-name="P3"/>
      <text:p text:style-name="P3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3"/>
      <text:p text:style-name="P11">Caso a integridade do documento tenha sido comprometida pela atividade de higienização, a empresa deverá restituí-lo no conjunto da pasta funcional e preencher o <text:span text:style-name="T22">“TRIO”</text:span>.</text:p>
      <text:p text:style-name="P3"/>
      <text:p text:style-name="P12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58">o </text:span><text:span text:style-name="T22">“TRIO”</text:span> que deverá ser digitalizado <text:span text:style-name="T10">em conjunto com os </text:span>documentos da pasta.</text:p>
      <text:p text:style-name="P3"/>
      <text:p text:style-name="P22"><text:span text:style-name="T11">8</text:span>. Digitalização de Documentos (CONTRATADA)</text:p>
      <text:p text:style-name="P3"/>
      <text:p text:style-name="P4">A digitalização formar<text:span text:style-name="T11">á</text:span> a base de imagens de documentos no padrão PDF/A com OCR, sendo complementada pela atividade de assinatura digital com certificado ICP-BRASIL. </text:p>
      <text:p text:style-name="P4"/>
      <text:p text:style-name="P4">Destaca-se a seguir as especificações técnicas intrínsecas à atividade de digitalização:</text:p>
      <text:p text:style-name="P61"><text:soft-page-break/>a) A digitalização consiste na captura da imagem, gerando um banco de imagens (matrizes digitais), com o objetivo de garantir o máximo de fidelidade entre o arquivo digital e o documento original, levando em consideração <text:span text:style-name="T65">as </text:span>suas características físicas, estado de conservação e finalidade de uso.</text:p>
      <text:p text:style-name="P61"/>
      <text:p text:style-name="P61">b) A digitalização deverá ocorrer para cada face da página do documento, frente e verso quando houver informação representativa no verso, como por exemplo: apenas uma assinatura, rubrica ou carimbo.</text:p>
      <text:p text:style-name="P61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.</text:p>
      <text:p text:style-name="P3">No processo de digitalização, a empresa deverá:</text:p>
      <text:p text:style-name="P61">a) Ajustar o ângulo para melhoria de imagem;</text:p>
      <text:p text:style-name="P61">b) Solidificar e eliminar fundo e ruídos;</text:p>
      <text:p text:style-name="P61">c) Melhorar ou eliminar linhas verticais e horizontais para, por exemplo, ser utilizado em reconhecimento em formulários que possuem separadores de campos;</text:p>
      <text:p text:style-name="P61">d) Ajustar a orientação do documento, como por exemplo o giro na imagem;</text:p>
      <text:p text:style-name="P61">e) Remover páginas em branco;</text:p>
      <text:p text:style-name="P61">f) Processar documentos em formato retrato e paisagem, <text:span text:style-name="T11">conforme for o caso;</text:span></text:p>
      <text:p text:style-name="P65">g) <text:span text:style-name="T54">Processar documentos </text:span>para o<text:span text:style-name="T54"> formato </text:span>PDF/A (<text:span text:style-name="T66">pesquisáveis</text:span>) com OCR, Sendo que a taxa <text:span text:style-name="T17">de reconhecimento de OCR, </text:span><text:span text:style-name="T32">por página,</text:span><text:span text:style-name="T17"> </text:span><text:span text:style-name="T15">deverá ser </text:span><text:span text:style-name="T17">superior a 90% </text:span><text:span text:style-name="T15">(</text:span><text:span text:style-name="T17">padr</text:span><text:span text:style-name="T15">ão</text:span><text:span text:style-name="T17"> aceitáve</text:span><text:span text:style-name="T15">l</text:span><text:span text:style-name="T17"> pelo mercado</text:span><text:span text:style-name="T15">)</text:span><text:span text:style-name="T17">;</text:span></text:p>
      <text:p text:style-name="P68">h) Capturar imagem com no mínimo resolução de 300 DPI;</text:p>
      <text:p text:style-name="P66"><text:span text:style-name="T15">i) Capturar imagem </text:span><text:span text:style-name="T17">no modo de </text:span><text:span text:style-name="T33">preto e branco</text:span><text:span text:style-name="T17">;</text:span></text:p>
      <text:p text:style-name="P67"><text:span text:style-name="T17">j</text:span><text:span text:style-name="T15">) </text:span><text:span text:style-name="T26">Capturar imagem </text:span><text:span text:style-name="T17">com o recorte correto;</text:span></text:p>
      <text:p text:style-name="P67"><text:span text:style-name="T15">k) </text:span><text:span text:style-name="T26">Capturar imagem </text:span><text:span text:style-name="T17">sem inclinação;</text:span></text:p>
      <text:p text:style-name="P64"><text:span text:style-name="T25">l) </text:span><text:span text:style-name="T26">Capturar imagem </text:span><text:span text:style-name="T15">sem perda de nitidez;</text:span></text:p>
      <text:p text:style-name="P64"><text:span text:style-name="T25">m)</text:span><text:span text:style-name="T26">Capturar imagem </text:span><text:span text:style-name="T25">sem </text:span><text:span text:style-name="T15">aspecto granulado;</text:span></text:p>
      <text:p text:style-name="P64"><text:span text:style-name="T25">n) </text:span><text:span text:style-name="T26">Capturar imagem </text:span><text:span text:style-name="T25">sem </text:span><text:span text:style-name="T15">reflexos.</text:span></text:p>
      <text:p text:style-name="P69"/>
      <text:p text:style-name="P8">Caso a integridade do documento tenha sido comprometida pela atividade de digitalização, a empresa deverá restituí-lo no conjunto da pasta funcional e preencher o <text:span text:style-name="T15">“</text:span><text:span text:style-name="T23">T</text:span><text:span text:style-name="T15">RIO”.</text:span></text:p>
      <text:p text:style-name="P3"/>
      <text:p text:style-name="P3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3"/>
      <text:p text:style-name="P22"><text:span text:style-name="T14">9</text:span>. Assinatura Digital (CONTRATADA)</text:p>
      <text:p text:style-name="P3"/>
      <text:p text:style-name="P3">A aplicação da assinatura digital nos documentos digitalizados, inclusive a <text:span text:style-name="T15">declaração de conclusão da digitalização do Legado </text:span><text:span text:style-name="T29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3"/>
      <text:p text:style-name="P22">1<text:span text:style-name="T34">0</text:span>. Controle de Qualidade (CONTRATADA)</text:p>
      <text:p text:style-name="P3"/>
      <text:p text:style-name="P8">É condição intrínseca que a contratada assegure a qualidade da prestação dos serviços. Para tal, a mesma deve fazer uma conferência e avaliação de qualidade nos <text:span text:style-name="T34">documentos imagens</text:span> gerados, pasta por pasta, visando garantir um menor esforço nas atividades de fiscalização do Romaneio. Ocorrências sucessivas ou abusos na qualidade dos serviços executados serão apontados pelo fiscal <text:span text:style-name="T34">técnico</text:span> no <text:span text:style-name="T15">“</text:span><text:span text:style-name="T23">T</text:span><text:span text:style-name="T15">RIO”</text:span>, incitando sanções ou glosas à empresa.</text:p>
      <text:p text:style-name="P3"/>
      <text:p text:style-name="P3">Esta etapa permite que a empresa recuse um documento de má qualidade e refaça o serviço antes do envio <text:span text:style-name="T67">para a</text:span> etapa de fiscalização.</text:p>
      <text:p text:style-name="P3"/>
      <text:p text:style-name="P22"><text:soft-page-break/>1<text:span text:style-name="T34">1</text:span>. Solicitação de Fiscalização de Romaneios (CONTRATADA)</text:p>
      <text:p text:style-name="P3"/>
      <text:p text:style-name="P6">Após o encerramento de um romaneio pela empresa, esta deverá solicitar a fiscalização, do romaneio específico através de <text:span text:style-name="T34">ofício.</text:span></text:p>
      <text:p text:style-name="P3"/>
      <text:p text:style-name="P25">1<text:span text:style-name="T46">2</text:span>. Fiscalização de Romaneio (<text:span text:style-name="T2">EGC – Fiscal Técnico</text:span>)</text:p>
      <text:p text:style-name="P3"/>
      <text:p text:style-name="P3">O <text:span text:style-name="T68">F</text:span>iscal <text:span text:style-name="T68">Técnico</text:span> deverá verificar os seguintes itens para realizar a fiscalização das páginas digitalizadas pela empresa contratada:</text:p>
      <text:p text:style-name="P61">a) Se o formato é PDF/A <text:s/><text:span text:style-name="T68">(pesquisáveis)</text:span>;</text:p>
      <text:p text:style-name="P67">b) <text:span text:style-name="T59">Se a taxa </text:span><text:span text:style-name="T17">de reconhecimento de OCR </text:span><text:span text:style-name="T15">é </text:span><text:span text:style-name="T27">de pelo menos</text:span><text:span text:style-name="T17"> 90%;</text:span></text:p>
      <text:p text:style-name="P61"><text:span text:style-name="T60">c</text:span>) Se está na resolução de, <text:span text:style-name="T46">no mínimo, </text:span>300 DPI;</text:p>
      <text:p text:style-name="P61"><text:span text:style-name="T60">d</text:span>) Se a imagem está no modo de cor <text:span text:style-name="T64">ou</text:span> tons de cinza, <text:span text:style-name="T61">conforme for o caso</text:span>;</text:p>
      <text:p text:style-name="P61"><text:span text:style-name="T60">e</text:span>) Se a imagem está com o recorte correto;</text:p>
      <text:p text:style-name="P61"><text:span text:style-name="T60">f</text:span>) Se a imagem está sem inclinação;</text:p>
      <text:p text:style-name="P61"><text:span text:style-name="T60">g</text:span>) Se a imagem está sem perda de nitidez;</text:p>
      <text:p text:style-name="P61"><text:span text:style-name="T60">h</text:span>) Se a imagem não está com aspecto granulado;</text:p>
      <text:p text:style-name="P61"><text:span text:style-name="T60">i</text:span>) Se a imagem não está com reflexos.</text:p>
      <text:p text:style-name="P3"/>
      <text:p text:style-name="P13">Para comprovação da qualidade da imagem digitalizada <text:span text:style-name="T15">o fiscal </text:span><text:span text:style-name="T24">técnico </text:span>fará a recusa de documentos digitalizados que não reproduzam o original, inclusive por inspeção visual.</text:p>
      <text:p text:style-name="P13"/>
      <text:p text:style-name="P20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0"/>
      <text:p text:style-name="P18">Após a verificação, o fiscal <text:span text:style-name="T46">técnico</text:span> deverá aprovar ou reprovar os documentos digitalizados pela empresa <text:span text:style-name="T48">e emitirá o </text:span><text:span text:style-name="T44">T</text:span><text:span text:style-name="T43">ermo de </text:span><text:span text:style-name="T45">Recebimento</text:span><text:span text:style-name="T43"> </text:span><text:span text:style-name="T44">Provisório</text:span><text:span text:style-name="T35">.</text:span></text:p>
      <text:p text:style-name="P3"/>
      <text:p text:style-name="P22">1<text:span text:style-name="T47">3</text:span>. Devolução de Romaneios (CONTRATADA)</text:p>
      <text:p text:style-name="P3"/>
      <text:p text:style-name="P7"><text:span text:style-name="T69">A r</text:span>ecomposição da pasta e respectiva documentação somente ocorrerá após realização <text:span text:style-name="T69">da</text:span> fiscalização com respectivo atesto dos serviços executados.</text:p>
      <text:p text:style-name="P7"/>
      <text:p text:style-name="P19"><text:span text:style-name="T47">O</text:span> GESTOR EMPRESA deverá utilizar o modelo de formulário “Termo de Devolução do Romaneio – <text:span text:style-name="T69">TDR</text:span>”.</text:p>
      <text:p text:style-name="P3"/>
      <text:p text:style-name="P26">1<text:span text:style-name="T47">4</text:span>. Aceite da devolução das Pastas (<text:span text:style-name="T2">EGC – Fiscal Técnico</text:span>)</text:p>
      <text:p text:style-name="P3"/>
      <text:p text:style-name="P3">Trata do processo de recebimento da devolução de pastas após ter sido solicitada a fiscalização do Romaneio pela empresa.</text:p>
      <text:p text:style-name="P3"/>
      <text:p text:style-name="P7">Deverá ser conferida a recomposição das pastas físicas e quantitativo de páginas com o <text:span text:style-name="T70">descrito no </text:span><text:span text:style-name="T15">“TRR”</text:span>, devendo-se registrar todas as irregularidades encontradas na devolução das pastas <text:span text:style-name="T62">no </text:span><text:span text:style-name="T15">modelo de formulário “Termo de Devolução do Romaneio - </text:span><text:span text:style-name="T28">TDR</text:span><text:span text:style-name="T15">”</text:span><text:span text:style-name="T36">. </text:span></text:p>
      <text:p text:style-name="P3"/>
      <text:p text:style-name="P27">1<text:span text:style-name="T48">5</text:span>. Encerramento da Ordem de Serviço (<text:span text:style-name="T2">EGC - Gestor do Contrato</text:span>)</text:p>
      <text:p text:style-name="P3"/>
      <text:p text:style-name="P14"><text:span text:style-name="T48">Q</text:span>uando do término d<text:span text:style-name="T71">e cada r</text:span>omaneio <text:span text:style-name="T71">que integra uma</text:span> “OS”, incluída a <text:span text:style-name="T71">sua</text:span> fiscalização, dará conhecimento <text:span text:style-name="T48">através do </text:span><text:span text:style-name="T38">T</text:span><text:span text:style-name="T37">ermo de </text:span><text:span text:style-name="T40">Recebimento</text:span><text:span text:style-name="T37"> </text:span><text:span text:style-name="T38">Definitivo</text:span>, que acompanhou a realização da Ordem de Serviço, completa ou parcialmente, apontando justificativas para a inexecução de uma ou mais pastas que foram indicadas na Ordem de Serviço por meio de Registro de Incidentes.</text:p>
      <text:p text:style-name="P16"/>
      <text:p text:style-name="P17">Mensalmente <text:span text:style-name="T41">a CONTRATADA</text:span><text:span text:style-name="T36"> </text:span>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16"><text:soft-page-break/>a) a quantidade <text:span text:style-name="T36">de romaneios entregues</text:span>, a quantidade de pastas e páginas digitalizadas;</text:p>
      <text:p text:style-name="P16">b) a quantidade de páginas rejeitadas pelo processo de fiscalização;</text:p>
      <text:p text:style-name="P16"/>
      <text:p text:style-name="P16">A entrega do RPS será condição necessária à atestação dos serviços pelo Contratante, para fins de pagamento das faturas.</text:p>
      <text:p text:style-name="P16"/>
      <text:p text:style-name="P60">Após <text:span text:style-name="T54">término dos Romaneios que compõem a “OS” deverá ser registrado o fechamento da </text:span><text:span text:style-name="T30">Ordem de Serviço</text:span><text:span text:style-name="T31">.</text:span></text:p>
      <text:p text:style-name="P36"/>
      <text:p text:style-name="P27">1<text:span text:style-name="T49">6</text:span>. Garantia de Segurança da Informação (<text:span text:style-name="T2">EGC - Gestor do Contrato</text:span>)</text:p>
      <text:p text:style-name="P22"/>
      <text:p text:style-name="P3">É responsabilidade do órgão garantir ao longo de todo o processo que o local indicado para realização das atividades seja controlado, isto é, contemple medidas mínimas de segurança:</text:p>
      <text:p text:style-name="P61">a) Portas das salas trancadas no encerramento e abertura do expediente de trabalho;</text:p>
      <text:p text:style-name="P61">b) Mesas e armários trancados que não sejam para acesso da empresa;</text:p>
      <text:p text:style-name="P61">c) Estações de trabalho protegidas contra uso e acessos indevidos e com acesso exclusivamente para <text:span text:style-name="T48">a UNAFD</text:span>;</text:p>
      <text:p text:style-name="P61">d) Disposição e proteção das mídias existentes dentro da sala;</text:p>
      <text:p text:style-name="P61">e) Informações protegidas de eventuais acidentes e disciplina de armazenamento da documentação no local;</text:p>
      <text:p text:style-name="P61">f) Inexistência de equipamentos de descarte de informações;</text:p>
      <text:p text:style-name="P61">g) Áreas de circulação restritivas para a empresa.</text:p>
      <text:p text:style-name="P3"/>
      <text:p text:style-name="P33"/>
      <text:p text:style-name="P33">Modelo de documentos do processo:</text:p>
      <text:p text:style-name="P33"/>
      <text:list xml:id="list1033385898" text:style-name="L1">
        <text:list-item>
          <text:p text:style-name="P98"><text:span text:style-name="T92">Ordem de Serviço </text:span><text:span text:style-name="T93">(Abertura)</text:span></text:p>
        </text:list-item>
      </text:list>
      <text:p text:style-name="P42"/>
      <text:p text:style-name="P43">NOME DO ÓRGÃO</text:p>
      <text:p text:style-name="P43"/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77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77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77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77">NOME DO CONTRATADO:</text:p>
            <text:p text:style-name="P77">CNPJ MF N°:</text:p>
            <text:p text:style-name="P77">ENDEREÇO:</text:p>
            <text:p text:style-name="P77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78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78">CÓDIGO DO LOCAL DEFINIDO:</text:p>
            <text:p text:style-name="P78">ENDEREÇO:</text:p>
            <text:p text:style-name="P78">CIDADE: <text:s text:c="67"/>UF:</text:p>
            <text:p text:style-name="P78">FONE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78">GESTOR:</text:p>
            <text:p text:style-name="P78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72"><text:span text:style-name="T90">Q</text:span>uantitativo <text:span text:style-name="T84">total </text:span>de páginas <text:span text:style-name="T85">do Contrato:</text:span></text:p>
            <text:p text:style-name="P72"><text:span text:style-name="T90">Q</text:span>uantitativo <text:span text:style-name="T85">atual de</text:span> páginas <text:span text:style-name="T85">do Contrato:</text:span></text:p>
            <text:p text:style-name="P72"><text:span text:style-name="T90">Q</text:span>uantitativo de páginas <text:span text:style-name="T85">que serão digitalizadas no período:</text:span></text:p>
            <text:p text:style-name="P72"><text:span text:style-name="T90">Q</text:span>uantitativo <text:span text:style-name="T85">de</text:span> páginas <text:span text:style-name="T85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.A2" table:number-columns-spanned="8" office:value-type="string">
            <text:p text:style-name="P78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78">Item</text:p>
            <text:p text:style-name="P78"/>
          </table:table-cell>
          <table:table-cell table:style-name="Tabela1.A9" office:value-type="string">
            <text:p text:style-name="P78">Qtd.</text:p>
          </table:table-cell>
          <table:table-cell table:style-name="Tabela1.A9" office:value-type="string">
            <text:p text:style-name="P78">Unid.</text:p>
          </table:table-cell>
          <table:table-cell table:style-name="Tabela1.A9" table:number-columns-spanned="3" office:value-type="string">
            <text:p text:style-name="P78">DISCRIMINAÇÃO</text:p>
            <text:p text:style-name="P78">DOS SERVIÇOS</text:p>
          </table:table-cell>
          <table:covered-table-cell/>
          <table:covered-table-cell/>
          <table:table-cell table:style-name="Tabela1.A9" office:value-type="string">
            <text:p text:style-name="P78">Valor</text:p>
            <text:p text:style-name="P78">Unit.</text:p>
          </table:table-cell>
          <table:table-cell table:style-name="Tabela1.A2" office:value-type="string">
            <text:p text:style-name="P78">Valor Total</text:p>
          </table:table-cell>
        </table:table-row>
        <table:table-row>
          <table:table-cell table:style-name="Tabela1.A9" office:value-type="string">
            <text:p text:style-name="P78">01</text:p>
            <text:p text:style-name="P78"/>
          </table:table-cell>
          <table:table-cell table:style-name="Tabela1.A9" office:value-type="string">
            <text:p text:style-name="P79"/>
          </table:table-cell>
          <table:table-cell table:style-name="Tabela1.A9" office:value-type="string">
            <text:p text:style-name="P79"/>
          </table:table-cell>
          <table:table-cell table:style-name="Tabela1.A9" table:number-columns-spanned="3" office:value-type="string">
            <text:p text:style-name="P79"/>
          </table:table-cell>
          <table:covered-table-cell/>
          <table:covered-table-cell/>
          <table:table-cell table:style-name="Tabela1.A9" office:value-type="string">
            <text:p text:style-name="P79"/>
          </table:table-cell>
          <table:table-cell table:style-name="Tabela1.A2" office:value-type="string">
            <text:p text:style-name="P79"/>
          </table:table-cell>
        </table:table-row>
        <table:table-row table:style-name="Tabela1.11">
          <table:table-cell table:style-name="Tabela1.A2" table:number-columns-spanned="8" office:value-type="string">
            <text:p text:style-name="P80">A lista contendo Matrícula, CPF e Nome dos servidores/empregados cujas pastas deverão ser <text:span text:style-name="T91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80">Impresso em: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80">Recebido em: <text:s text:c="7"/>/ <text:s text:c="3"/>/</text:p>
          </table:table-cell>
          <table:covered-table-cell/>
          <table:covered-table-cell/>
          <table:covered-table-cell/>
        </table:table-row>
      </table:table>
      <text:p text:style-name="P37"/>
      <text:p text:style-name="P37"/>
      <text:list xml:id="list71222374600705" text:continue-numbering="true" text:style-name="L1">
        <text:list-item>
          <text:p text:style-name="P100">Ordem de Serviço <text:span text:style-name="T89">(Fechamento)</text:span></text:p>
        </text:list-item>
      </text:list>
      <text:p text:style-name="P42"/>
      <text:p text:style-name="P43">NOME DO ÓRGÃO</text:p>
      <text:p text:style-name="P43"/>
      <text:p text:style-name="P49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77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77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7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7">NOME DO CONTRATADO:</text:p>
            <text:p text:style-name="P77">CNPJ MF N°:</text:p>
            <text:p text:style-name="P77">ENDEREÇO:</text:p>
            <text:p text:style-name="P77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8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8">CÓDIGO DO LOCAL DEFINIDO:</text:p>
            <text:p text:style-name="P78">ENDEREÇO:</text:p>
            <text:p text:style-name="P78">CIDADE: <text:s text:c="67"/>UF:</text:p>
            <text:p text:style-name="P78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8">GESTOR:</text:p>
            <text:p text:style-name="P78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2"><text:span text:style-name="T90">Q</text:span>uantitativo <text:span text:style-name="T84">total </text:span>de páginas <text:span text:style-name="T85">do Contrato:</text:span></text:p>
            <text:p text:style-name="P72"><text:span text:style-name="T90">Q</text:span>uantitativo <text:span text:style-name="T85">atual de</text:span> páginas <text:span text:style-name="T85">do Contrato:</text:span></text:p>
            <text:p text:style-name="P72"><text:span text:style-name="T90">Q</text:span>uantitativo de páginas <text:span text:style-name="T85">que serão digitalizadas no período:</text:span></text:p>
            <text:p text:style-name="P72"><text:span text:style-name="T90">Q</text:span>uantitativo <text:span text:style-name="T85">de</text:span> páginas <text:span text:style-name="T85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8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78">Item</text:p>
            <text:p text:style-name="P78"/>
          </table:table-cell>
          <table:table-cell table:style-name="Tabela32.A9" office:value-type="string">
            <text:p text:style-name="P78">Qtd.</text:p>
          </table:table-cell>
          <table:table-cell table:style-name="Tabela32.A9" office:value-type="string">
            <text:p text:style-name="P78">Unid.</text:p>
          </table:table-cell>
          <table:table-cell table:style-name="Tabela32.A9" table:number-columns-spanned="3" office:value-type="string">
            <text:p text:style-name="P78">DISCRIMINAÇÃO</text:p>
            <text:p text:style-name="P78">DOS SERVIÇOS</text:p>
          </table:table-cell>
          <table:covered-table-cell/>
          <table:covered-table-cell/>
          <table:table-cell table:style-name="Tabela32.A9" office:value-type="string">
            <text:p text:style-name="P78">Valor</text:p>
            <text:p text:style-name="P78">Unit.</text:p>
          </table:table-cell>
          <table:table-cell table:style-name="Tabela32.A2" office:value-type="string">
            <text:p text:style-name="P78">Valor Total</text:p>
          </table:table-cell>
        </table:table-row>
        <table:table-row>
          <table:table-cell table:style-name="Tabela32.A9" office:value-type="string">
            <text:p text:style-name="P78">01</text:p>
            <text:p text:style-name="P78"/>
          </table:table-cell>
          <table:table-cell table:style-name="Tabela32.A9" office:value-type="string">
            <text:p text:style-name="P79"/>
          </table:table-cell>
          <table:table-cell table:style-name="Tabela32.A9" office:value-type="string">
            <text:p text:style-name="P79"/>
          </table:table-cell>
          <table:table-cell table:style-name="Tabela32.A9" table:number-columns-spanned="3" office:value-type="string">
            <text:p text:style-name="P79"/>
          </table:table-cell>
          <table:covered-table-cell/>
          <table:covered-table-cell/>
          <table:table-cell table:style-name="Tabela32.A9" office:value-type="string">
            <text:p text:style-name="P79"/>
          </table:table-cell>
          <table:table-cell table:style-name="Tabela32.A2" office:value-type="string">
            <text:p text:style-name="P79"/>
          </table:table-cell>
        </table:table-row>
        <table:table-row table:style-name="Tabela32.11">
          <table:table-cell table:style-name="Tabela32.A2" table:number-columns-spanned="8" office:value-type="string">
            <text:p text:style-name="P44">Por este instrumento, os servidores <text:span text:style-name="T94">abaixo </text:span>identificados atestam que o(s) serviço(s) na OS. Identificada, foram recebidos,<text:span text:style-name="T94"> atestados </text:span>nesta data e <text:span text:style-name="T94">foram</text:span> objetos de avaliação quanto à conformidade de qualidade, de acordo com os Critérios de Aceitação previamente definidos pela Contratante.</text:p>
            <text:p text:style-name="P44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73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81">Equipe de Gestão da Contratação (EGC)</text:p>
            <text:p text:style-name="P82">___________________</text:p>
            <text:p text:style-name="P41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80"><text:span text:style-name="T94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37"/>
      <text:p text:style-name="P33"/>
      <text:p text:style-name="P39">.Termo de Recebimento de Romaneio (TRR)</text:p>
      <text:p text:style-name="P29"/>
      <text:p text:style-name="P31">NOME DO ÓRGÃO</text:p>
      <text:p text:style-name="P56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30">Termo de Recebimento de Romaneio <text:span text:style-name="T95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83">Número do</text:p>
            <text:p text:style-name="P83">romaneio</text:p>
          </table:table-cell>
          <table:table-cell table:style-name="Tabela21.B2" table:number-columns-spanned="2" office:value-type="string">
            <text:p text:style-name="P83"/>
          </table:table-cell>
          <table:covered-table-cell/>
          <table:table-cell table:style-name="Tabela21.A2" office:value-type="string">
            <text:p text:style-name="P83">Tipo</text:p>
          </table:table-cell>
          <table:table-cell table:style-name="Tabela21.E2" office:value-type="string">
            <text:p text:style-name="P83">PADRÃO</text:p>
          </table:table-cell>
          <table:table-cell table:style-name="Tabela21.A2" table:number-columns-spanned="2" office:value-type="string">
            <text:p text:style-name="P83">Número da OS</text:p>
          </table:table-cell>
          <table:covered-table-cell/>
          <table:table-cell table:style-name="Tabela21.H2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84">Responsável</text:p>
          </table:table-cell>
          <table:covered-table-cell/>
          <table:table-cell table:style-name="Tabela21.C3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21.A2" office:value-type="string">
            <text:p text:style-name="P77">ÓRGÃO/<text:span text:style-name="T96">CONTRATADA</text:span>:</text:p>
          </table:table-cell>
          <table:table-cell table:style-name="Tabela21.H3" office:value-type="string">
            <text:p text:style-name="P86"/>
          </table:table-cell>
          <table:table-cell table:style-name="Tabela21.A2" office:value-type="string">
            <text:p text:style-name="P84">Data</text:p>
            <text:p text:style-name="P84">Geração</text:p>
          </table:table-cell>
          <table:table-cell table:style-name="Tabela21.J3" office:value-type="string">
            <text:p text:style-name="P86"/>
          </table:table-cell>
        </table:table-row>
      </table:table>
      <text:p text:style-name="P57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84">Informações</text:p>
          </table:table-cell>
        </table:table-row>
      </table:table>
      <text:p text:style-name="P57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84">Servidor</text:p>
          </table:table-cell>
          <table:covered-table-cell/>
          <table:table-cell table:style-name="Tabela25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25.J1" office:value-type="string">
            <text:p text:style-name="P86"/>
          </table:table-cell>
          <table:table-cell table:style-name="Tabela25.A1" table:number-columns-spanned="2" office:value-type="string">
            <text:p text:style-name="P85">Fls. c/ verso</text:p>
          </table:table-cell>
          <table:covered-table-cell/>
          <table:table-cell table:style-name="Tabela25.M1" office:value-type="string">
            <text:p text:style-name="P86"/>
          </table:table-cell>
        </table:table-row>
        <table:table-row>
          <table:table-cell table:style-name="Tabela25.A2" office:value-type="string">
            <text:p text:style-name="P85">CPF</text:p>
          </table:table-cell>
          <table:table-cell table:style-name="Tabela25.B2" table:number-columns-spanned="2" office:value-type="string">
            <text:p text:style-name="P85"/>
          </table:table-cell>
          <table:covered-table-cell/>
          <table:table-cell table:style-name="Tabela25.A2" office:value-type="string">
            <text:p text:style-name="P85">Matrícula </text:p>
          </table:table-cell>
          <table:table-cell table:style-name="Tabela25.B2" office:value-type="string">
            <text:p text:style-name="P86"/>
          </table:table-cell>
          <table:table-cell table:style-name="Tabela25.A2" table:number-columns-spanned="2" office:value-type="string">
            <text:p text:style-name="P85">Regime Jurídico</text:p>
          </table:table-cell>
          <table:covered-table-cell/>
          <table:table-cell table:style-name="Tabela25.B2" office:value-type="string">
            <text:p text:style-name="P86"/>
          </table:table-cell>
          <table:table-cell table:style-name="Tabela25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able:table-row>
          <table:table-cell table:style-name="Tabela26.A1" table:number-columns-spanned="2" office:value-type="string">
            <text:p text:style-name="P84">Servidor</text:p>
          </table:table-cell>
          <table:covered-table-cell/>
          <table:table-cell table:style-name="Tabela26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26.J1" office:value-type="string">
            <text:p text:style-name="P86"/>
          </table:table-cell>
          <table:table-cell table:style-name="Tabela26.A1" table:number-columns-spanned="2" office:value-type="string">
            <text:p text:style-name="P85">Fls. c/ verso</text:p>
          </table:table-cell>
          <table:covered-table-cell/>
          <table:table-cell table:style-name="Tabela26.M1" office:value-type="string">
            <text:p text:style-name="P86"/>
          </table:table-cell>
        </table:table-row>
        <table:table-row>
          <table:table-cell table:style-name="Tabela26.A2" office:value-type="string">
            <text:p text:style-name="P85">CPF</text:p>
          </table:table-cell>
          <table:table-cell table:style-name="Tabela26.B2" table:number-columns-spanned="2" office:value-type="string">
            <text:p text:style-name="P85"/>
          </table:table-cell>
          <table:covered-table-cell/>
          <table:table-cell table:style-name="Tabela26.A2" office:value-type="string">
            <text:p text:style-name="P85">Matrícula</text:p>
          </table:table-cell>
          <table:table-cell table:style-name="Tabela26.B2" office:value-type="string">
            <text:p text:style-name="P86"/>
          </table:table-cell>
          <table:table-cell table:style-name="Tabela26.A2" table:number-columns-spanned="2" office:value-type="string">
            <text:p text:style-name="P85">Regime Jurídico</text:p>
          </table:table-cell>
          <table:covered-table-cell/>
          <table:table-cell table:style-name="Tabela26.B2" office:value-type="string">
            <text:p text:style-name="P86"/>
          </table:table-cell>
          <table:table-cell table:style-name="Tabela26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84">Servidor</text:p>
          </table:table-cell>
          <table:covered-table-cell/>
          <table:table-cell table:style-name="Tabela27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27.J1" office:value-type="string">
            <text:p text:style-name="P86"/>
          </table:table-cell>
          <table:table-cell table:style-name="Tabela27.A1" table:number-columns-spanned="2" office:value-type="string">
            <text:p text:style-name="P85">Fls. c/ verso</text:p>
          </table:table-cell>
          <table:covered-table-cell/>
          <table:table-cell table:style-name="Tabela27.M1" office:value-type="string">
            <text:p text:style-name="P86"/>
          </table:table-cell>
        </table:table-row>
        <table:table-row>
          <table:table-cell table:style-name="Tabela27.A2" office:value-type="string">
            <text:p text:style-name="P85">CPF</text:p>
          </table:table-cell>
          <table:table-cell table:style-name="Tabela27.B2" table:number-columns-spanned="2" office:value-type="string">
            <text:p text:style-name="P85"/>
          </table:table-cell>
          <table:covered-table-cell/>
          <table:table-cell table:style-name="Tabela27.A2" office:value-type="string">
            <text:p text:style-name="P85">Matrícula </text:p>
          </table:table-cell>
          <table:table-cell table:style-name="Tabela27.B2" office:value-type="string">
            <text:p text:style-name="P86"/>
          </table:table-cell>
          <table:table-cell table:style-name="Tabela27.A2" table:number-columns-spanned="2" office:value-type="string">
            <text:p text:style-name="P85">Regime Jurídico</text:p>
          </table:table-cell>
          <table:covered-table-cell/>
          <table:table-cell table:style-name="Tabela27.B2" office:value-type="string">
            <text:p text:style-name="P86"/>
          </table:table-cell>
          <table:table-cell table:style-name="Tabela27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84">Servidor</text:p>
          </table:table-cell>
          <table:covered-table-cell/>
          <table:table-cell table:style-name="Tabela28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28.J1" office:value-type="string">
            <text:p text:style-name="P86"/>
          </table:table-cell>
          <table:table-cell table:style-name="Tabela28.A1" table:number-columns-spanned="2" office:value-type="string">
            <text:p text:style-name="P85">Fls. c/ verso</text:p>
          </table:table-cell>
          <table:covered-table-cell/>
          <table:table-cell table:style-name="Tabela28.M1" office:value-type="string">
            <text:p text:style-name="P86"/>
          </table:table-cell>
        </table:table-row>
        <table:table-row>
          <table:table-cell table:style-name="Tabela28.A2" office:value-type="string">
            <text:p text:style-name="P85">CPF</text:p>
          </table:table-cell>
          <table:table-cell table:style-name="Tabela28.B2" table:number-columns-spanned="2" office:value-type="string">
            <text:p text:style-name="P85"/>
          </table:table-cell>
          <table:covered-table-cell/>
          <table:table-cell table:style-name="Tabela28.A2" office:value-type="string">
            <text:p text:style-name="P85">Matrícula </text:p>
          </table:table-cell>
          <table:table-cell table:style-name="Tabela28.B2" office:value-type="string">
            <text:p text:style-name="P86"/>
          </table:table-cell>
          <table:table-cell table:style-name="Tabela28.A2" table:number-columns-spanned="2" office:value-type="string">
            <text:p text:style-name="P85">Regime Jurídico</text:p>
          </table:table-cell>
          <table:covered-table-cell/>
          <table:table-cell table:style-name="Tabela28.B2" office:value-type="string">
            <text:p text:style-name="P86"/>
          </table:table-cell>
          <table:table-cell table:style-name="Tabela28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85">Emissão</text:p>
          </table:table-cell>
          <table:table-cell table:style-name="Tabela33.B1" office:value-type="string">
            <text:p text:style-name="P86"/>
          </table:table-cell>
          <table:table-cell table:style-name="Tabela33.A1" office:value-type="string">
            <text:p text:style-name="P85">Recebimento</text:p>
          </table:table-cell>
          <table:table-cell table:style-name="Tabela33.D1" office:value-type="string">
            <text:p text:style-name="P86"/>
          </table:table-cell>
        </table:table-row>
      </table:table>
      <text:p text:style-name="P37"/>
      <text:p text:style-name="P37"/>
      <text:list xml:id="list1333592234" text:style-name="L2">
        <text:list-item>
          <text:p text:style-name="P101"><text:soft-page-break/>Termo de <text:span text:style-name="T97">Devolução </text:span>de Romaneio <text:span text:style-name="T95">(TDR)</text:span></text:p>
        </text:list-item>
      </text:list>
      <text:p text:style-name="P29"/>
      <text:p text:style-name="P31">NOME DO ÓRGÃO</text:p>
      <text:p text:style-name="P56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30">Termo de <text:span text:style-name="T97">Devolução </text:span>de Romaneio <text:span text:style-name="T95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83">Número do</text:p>
            <text:p text:style-name="P83">romaneio</text:p>
          </table:table-cell>
          <table:table-cell table:style-name="Tabela29.B2" table:number-columns-spanned="2" office:value-type="string">
            <text:p text:style-name="P83"/>
          </table:table-cell>
          <table:covered-table-cell/>
          <table:table-cell table:style-name="Tabela29.A2" office:value-type="string">
            <text:p text:style-name="P83">Tipo</text:p>
          </table:table-cell>
          <table:table-cell table:style-name="Tabela29.E2" office:value-type="string">
            <text:p text:style-name="P83">PADRÃO</text:p>
          </table:table-cell>
          <table:table-cell table:style-name="Tabela29.A2" table:number-columns-spanned="2" office:value-type="string">
            <text:p text:style-name="P83">Número da OS</text:p>
          </table:table-cell>
          <table:covered-table-cell/>
          <table:table-cell table:style-name="Tabela29.H2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84">Responsável</text:p>
          </table:table-cell>
          <table:covered-table-cell/>
          <table:table-cell table:style-name="Tabela29.C3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29.A2" office:value-type="string">
            <text:p text:style-name="P77">ÓRGÃO/<text:span text:style-name="T96">CONTRATADA</text:span>:</text:p>
          </table:table-cell>
          <table:table-cell table:style-name="Tabela29.H3" office:value-type="string">
            <text:p text:style-name="P86"/>
          </table:table-cell>
          <table:table-cell table:style-name="Tabela29.A2" office:value-type="string">
            <text:p text:style-name="P84">Data</text:p>
            <text:p text:style-name="P84">Geração</text:p>
          </table:table-cell>
          <table:table-cell table:style-name="Tabela29.J3" office:value-type="string">
            <text:p text:style-name="P86"/>
          </table:table-cell>
        </table:table-row>
      </table:table>
      <text:p text:style-name="P57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84">Informações</text:p>
          </table:table-cell>
        </table:table-row>
      </table:table>
      <text:p text:style-name="P57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84">Servidor</text:p>
          </table:table-cell>
          <table:covered-table-cell/>
          <table:table-cell table:style-name="Tabela31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31.J1" office:value-type="string">
            <text:p text:style-name="P86"/>
          </table:table-cell>
          <table:table-cell table:style-name="Tabela31.A1" table:number-columns-spanned="2" office:value-type="string">
            <text:p text:style-name="P85">Fls. c/ verso</text:p>
          </table:table-cell>
          <table:covered-table-cell/>
          <table:table-cell table:style-name="Tabela31.M1" office:value-type="string">
            <text:p text:style-name="P86"/>
          </table:table-cell>
        </table:table-row>
        <table:table-row>
          <table:table-cell table:style-name="Tabela31.A2" office:value-type="string">
            <text:p text:style-name="P85">CPF</text:p>
          </table:table-cell>
          <table:table-cell table:style-name="Tabela31.B2" table:number-columns-spanned="2" office:value-type="string">
            <text:p text:style-name="P85"/>
          </table:table-cell>
          <table:covered-table-cell/>
          <table:table-cell table:style-name="Tabela31.A2" office:value-type="string">
            <text:p text:style-name="P85">Matrícula </text:p>
          </table:table-cell>
          <table:table-cell table:style-name="Tabela31.B2" office:value-type="string">
            <text:p text:style-name="P86"/>
          </table:table-cell>
          <table:table-cell table:style-name="Tabela31.A2" table:number-columns-spanned="2" office:value-type="string">
            <text:p text:style-name="P85">Regime Jurídico</text:p>
          </table:table-cell>
          <table:covered-table-cell/>
          <table:table-cell table:style-name="Tabela31.B2" office:value-type="string">
            <text:p text:style-name="P86"/>
          </table:table-cell>
          <table:table-cell table:style-name="Tabela31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84">Servidor</text:p>
          </table:table-cell>
          <table:covered-table-cell/>
          <table:table-cell table:style-name="Tabela34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34.J1" office:value-type="string">
            <text:p text:style-name="P86"/>
          </table:table-cell>
          <table:table-cell table:style-name="Tabela34.A1" table:number-columns-spanned="2" office:value-type="string">
            <text:p text:style-name="P85">Fls. c/ verso</text:p>
          </table:table-cell>
          <table:covered-table-cell/>
          <table:table-cell table:style-name="Tabela34.M1" office:value-type="string">
            <text:p text:style-name="P86"/>
          </table:table-cell>
        </table:table-row>
        <table:table-row>
          <table:table-cell table:style-name="Tabela34.A2" office:value-type="string">
            <text:p text:style-name="P85">CPF</text:p>
          </table:table-cell>
          <table:table-cell table:style-name="Tabela34.B2" table:number-columns-spanned="2" office:value-type="string">
            <text:p text:style-name="P85"/>
          </table:table-cell>
          <table:covered-table-cell/>
          <table:table-cell table:style-name="Tabela34.A2" office:value-type="string">
            <text:p text:style-name="P85">Matrícula</text:p>
          </table:table-cell>
          <table:table-cell table:style-name="Tabela34.B2" office:value-type="string">
            <text:p text:style-name="P86"/>
          </table:table-cell>
          <table:table-cell table:style-name="Tabela34.A2" table:number-columns-spanned="2" office:value-type="string">
            <text:p text:style-name="P85">Regime Jurídico</text:p>
          </table:table-cell>
          <table:covered-table-cell/>
          <table:table-cell table:style-name="Tabela34.B2" office:value-type="string">
            <text:p text:style-name="P86"/>
          </table:table-cell>
          <table:table-cell table:style-name="Tabela34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84">Servidor</text:p>
          </table:table-cell>
          <table:covered-table-cell/>
          <table:table-cell table:style-name="Tabela35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35.J1" office:value-type="string">
            <text:p text:style-name="P86"/>
          </table:table-cell>
          <table:table-cell table:style-name="Tabela35.A1" table:number-columns-spanned="2" office:value-type="string">
            <text:p text:style-name="P85">Fls. c/ verso</text:p>
          </table:table-cell>
          <table:covered-table-cell/>
          <table:table-cell table:style-name="Tabela35.M1" office:value-type="string">
            <text:p text:style-name="P86"/>
          </table:table-cell>
        </table:table-row>
        <table:table-row>
          <table:table-cell table:style-name="Tabela35.A2" office:value-type="string">
            <text:p text:style-name="P85">CPF</text:p>
          </table:table-cell>
          <table:table-cell table:style-name="Tabela35.B2" table:number-columns-spanned="2" office:value-type="string">
            <text:p text:style-name="P85"/>
          </table:table-cell>
          <table:covered-table-cell/>
          <table:table-cell table:style-name="Tabela35.A2" office:value-type="string">
            <text:p text:style-name="P85">Matrícula </text:p>
          </table:table-cell>
          <table:table-cell table:style-name="Tabela35.B2" office:value-type="string">
            <text:p text:style-name="P86"/>
          </table:table-cell>
          <table:table-cell table:style-name="Tabela35.A2" table:number-columns-spanned="2" office:value-type="string">
            <text:p text:style-name="P85">Regime Jurídico</text:p>
          </table:table-cell>
          <table:covered-table-cell/>
          <table:table-cell table:style-name="Tabela35.B2" office:value-type="string">
            <text:p text:style-name="P86"/>
          </table:table-cell>
          <table:table-cell table:style-name="Tabela35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84">Servidor</text:p>
          </table:table-cell>
          <table:covered-table-cell/>
          <table:table-cell table:style-name="Tabela36.C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84">Total de Folhas</text:p>
          </table:table-cell>
          <table:covered-table-cell/>
          <table:covered-table-cell/>
          <table:table-cell table:style-name="Tabela36.J1" office:value-type="string">
            <text:p text:style-name="P86"/>
          </table:table-cell>
          <table:table-cell table:style-name="Tabela36.A1" table:number-columns-spanned="2" office:value-type="string">
            <text:p text:style-name="P85">Fls. c/ verso</text:p>
          </table:table-cell>
          <table:covered-table-cell/>
          <table:table-cell table:style-name="Tabela36.M1" office:value-type="string">
            <text:p text:style-name="P86"/>
          </table:table-cell>
        </table:table-row>
        <table:table-row>
          <table:table-cell table:style-name="Tabela36.A2" office:value-type="string">
            <text:p text:style-name="P85">CPF</text:p>
          </table:table-cell>
          <table:table-cell table:style-name="Tabela36.B2" table:number-columns-spanned="2" office:value-type="string">
            <text:p text:style-name="P85"/>
          </table:table-cell>
          <table:covered-table-cell/>
          <table:table-cell table:style-name="Tabela36.A2" office:value-type="string">
            <text:p text:style-name="P85">Matrícula </text:p>
          </table:table-cell>
          <table:table-cell table:style-name="Tabela36.B2" office:value-type="string">
            <text:p text:style-name="P86"/>
          </table:table-cell>
          <table:table-cell table:style-name="Tabela36.A2" table:number-columns-spanned="2" office:value-type="string">
            <text:p text:style-name="P85">Regime Jurídico</text:p>
          </table:table-cell>
          <table:covered-table-cell/>
          <table:table-cell table:style-name="Tabela36.B2" office:value-type="string">
            <text:p text:style-name="P86"/>
          </table:table-cell>
          <table:table-cell table:style-name="Tabela36.A2" table:number-columns-spanned="3" office:value-type="string">
            <text:p text:style-name="P85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86"/>
          </table:table-cell>
          <table:covered-table-cell/>
        </table:table-row>
      </table:table>
      <text:p text:style-name="P57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85">Emissão</text:p>
          </table:table-cell>
          <table:table-cell table:style-name="Tabela37.B1" office:value-type="string">
            <text:p text:style-name="P86"/>
          </table:table-cell>
          <table:table-cell table:style-name="Tabela37.A1" office:value-type="string">
            <text:p text:style-name="P85">Recebimento</text:p>
          </table:table-cell>
          <table:table-cell table:style-name="Tabela37.D1" office:value-type="string">
            <text:p text:style-name="P86"/>
          </table:table-cell>
        </table:table-row>
      </table:table>
      <text:p text:style-name="P32"/>
      <text:p text:style-name="P102"/>
      <text:p text:style-name="P53"><text:span text:style-name="T73">.T</text:span><text:span text:style-name="T72">ERMO DE RECEBIMENTO PROVISÓRIO </text:span><text:span text:style-name="T75">(por Romaneio)</text:span></text:p>
      <text:p text:style-name="P50"/>
      <text:p text:style-name="P51"/>
      <text:p text:style-name="P51">Identificação</text:p>
      <text:p text:style-name="P5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87">Contrato:</text:p>
          </table:table-cell>
          <table:table-cell table:style-name="Tabela2.B1" office:value-type="string">
            <text:p text:style-name="P96"/>
          </table:table-cell>
          <table:table-cell table:style-name="Tabela2.A1" office:value-type="string">
            <text:p text:style-name="P97">N° da OS:</text:p>
          </table:table-cell>
          <table:table-cell table:style-name="Tabela2.D1" office:value-type="string">
            <text:p text:style-name="P96"/>
          </table:table-cell>
          <table:table-cell table:style-name="Tabela2.A1" office:value-type="string">
            <text:p text:style-name="P97">Romaneio:</text:p>
          </table:table-cell>
          <table:table-cell table:style-name="Tabela2.F1" office:value-type="string">
            <text:p text:style-name="P96"/>
          </table:table-cell>
        </table:table-row>
        <table:table-row>
          <table:table-cell table:style-name="Tabela2.A2" office:value-type="string">
            <text:p text:style-name="P87">Objeto:</text:p>
          </table:table-cell>
          <table:table-cell table:style-name="Tabela2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87">Contratante:</text:p>
          </table:table-cell>
          <table:table-cell table:style-name="Tabela2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office:value-type="string">
            <text:p text:style-name="P87">Beneficiado:</text:p>
          </table:table-cell>
          <table:table-cell table:style-name="Tabela2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87">Contratada:</text:p>
          </table:table-cell>
          <table:table-cell table:style-name="Tabela2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1"/>
      <text:p text:style-name="P51"/>
      <text:p text:style-name="P52">Especificação dos Serviços e Volumes</text:p>
      <text:p text:style-name="P4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89">ETAPA</text:p>
          </table:table-cell>
          <table:table-cell table:style-name="Tabela3.A1" office:value-type="string">
            <text:p text:style-name="P89">QUANTIDADE</text:p>
          </table:table-cell>
          <table:table-cell table:style-name="Tabela3.A1" office:value-type="string">
            <text:p text:style-name="P89">VALOR UNITÁRIO</text:p>
          </table:table-cell>
          <table:table-cell table:style-name="Tabela3.D1" office:value-type="string">
            <text:p text:style-name="P89">VALOR ETAPA</text:p>
          </table:table-cell>
        </table:table-row>
        <table:table-row>
          <table:table-cell table:style-name="Tabela3.A3" office:value-type="string">
            <text:p text:style-name="P89">1 – Recepção/Devolução de Romaneio, Higienização</text:p>
          </table:table-cell>
          <table:table-cell table:style-name="Tabela3.B2" office:value-type="string">
            <text:p text:style-name="P90"/>
          </table:table-cell>
          <table:table-cell table:style-name="Tabela3.C3" office:value-type="string">
            <text:p text:style-name="P90"/>
          </table:table-cell>
          <table:table-cell table:style-name="Tabela3.D2" office:value-type="string">
            <text:p text:style-name="P90"/>
          </table:table-cell>
        </table:table-row>
        <table:table-row>
          <table:table-cell table:style-name="Tabela3.A3" office:value-type="string">
            <text:p text:style-name="P89">2 – Digitalização</text:p>
          </table:table-cell>
          <table:table-cell table:style-name="Tabela3.B3" office:value-type="string">
            <text:p text:style-name="P90"/>
          </table:table-cell>
          <table:table-cell table:style-name="Tabela3.C3" office:value-type="string">
            <text:p text:style-name="P90"/>
          </table:table-cell>
          <table:table-cell table:style-name="Tabela3.D3" office:value-type="string">
            <text:p text:style-name="P90"/>
          </table:table-cell>
        </table:table-row>
        <table:table-row>
          <table:table-cell table:style-name="Tabela3.A4" table:number-columns-spanned="2" office:value-type="string">
            <text:p text:style-name="P90"/>
          </table:table-cell>
          <table:covered-table-cell/>
          <table:table-cell table:style-name="Tabela3.C4" office:value-type="string">
            <text:p text:style-name="P89">TOTAL</text:p>
          </table:table-cell>
          <table:table-cell table:style-name="Tabela3.D4" office:value-type="string">
            <text:p text:style-name="P90"/>
          </table:table-cell>
        </table:table-row>
      </table:table>
      <text:p text:style-name="P45"/>
      <text:p text:style-name="P44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44"/>
      <text:p text:style-name="P44">Ressaltamos que o recebimento definitivo destes serviços parciais ocorrerá em até <text:span text:style-name="T42">15</text:span><text:span text:style-name="T36"> dias</text:span>, desde que não ocorram problemas técnicos ou divergências quanto às especificações constantes do Termo de Referência correspondente ao Contrato supracitado.</text:p>
      <text:p text:style-name="P44"/>
      <text:p text:style-name="P44"/>
      <text:p text:style-name="P47"/>
      <text:p text:style-name="P47">De Acordo</text:p>
      <text:p text:style-name="P4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8">BENEFICIADO</text:p>
          </table:table-cell>
          <table:table-cell table:style-name="Tabela4.B1" office:value-type="string">
            <text:p text:style-name="P88">CONTRATADA</text:p>
          </table:table-cell>
        </table:table-row>
        <table:table-row>
          <table:table-cell table:style-name="Tabela4.A2" office:value-type="string">
            <text:p text:style-name="P88">Fiscal Técnico do Contrato</text:p>
          </table:table-cell>
          <table:table-cell table:style-name="Tabela4.B2" office:value-type="string">
            <text:p text:style-name="P88">Preposto</text:p>
          </table:table-cell>
        </table:table-row>
      </table:table>
      <text:p text:style-name="P38"/>
      <text:p text:style-name="P38"/>
      <text:p text:style-name="P53"><text:span text:style-name="T73">T</text:span><text:span text:style-name="T72">ERMO DE RECEBIMENTO </text:span><text:span text:style-name="T74">DEFINITIVO </text:span><text:span text:style-name="T75">(por Romaneio)</text:span></text:p>
      <text:p text:style-name="P50"/>
      <text:p text:style-name="P51"/>
      <text:p text:style-name="P51">Identificação</text:p>
      <text:p text:style-name="P5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87">Contrato:</text:p>
          </table:table-cell>
          <table:table-cell table:style-name="Tabela5.B1" office:value-type="string">
            <text:p text:style-name="P96"/>
          </table:table-cell>
          <table:table-cell table:style-name="Tabela5.A1" office:value-type="string">
            <text:p text:style-name="P97">N° da OS:</text:p>
          </table:table-cell>
          <table:table-cell table:style-name="Tabela5.D1" office:value-type="string">
            <text:p text:style-name="P96"/>
          </table:table-cell>
          <table:table-cell table:style-name="Tabela5.A1" office:value-type="string">
            <text:p text:style-name="P97">Romaneio:</text:p>
          </table:table-cell>
          <table:table-cell table:style-name="Tabela5.F1" office:value-type="string">
            <text:p text:style-name="P96"/>
          </table:table-cell>
        </table:table-row>
        <table:table-row>
          <table:table-cell table:style-name="Tabela5.A2" office:value-type="string">
            <text:p text:style-name="P87">Objeto:</text:p>
          </table:table-cell>
          <table:table-cell table:style-name="Tabela5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87">Contratante:</text:p>
          </table:table-cell>
          <table:table-cell table:style-name="Tabela5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87">Beneficiado:</text:p>
          </table:table-cell>
          <table:table-cell table:style-name="Tabela5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87">Contratada:</text:p>
          </table:table-cell>
          <table:table-cell table:style-name="Tabela5.B5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1"/>
      <text:p text:style-name="P51"><text:soft-page-break/></text:p>
      <text:p text:style-name="P52">Especificação dos Serviços e Volumes</text:p>
      <text:p text:style-name="P4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89">ETAPA</text:p>
          </table:table-cell>
          <table:table-cell table:style-name="Tabela6.A1" office:value-type="string">
            <text:p text:style-name="P89">QUANTIDADE</text:p>
          </table:table-cell>
          <table:table-cell table:style-name="Tabela6.A1" office:value-type="string">
            <text:p text:style-name="P89">VALOR UNITÁRIO</text:p>
          </table:table-cell>
          <table:table-cell table:style-name="Tabela6.D1" office:value-type="string">
            <text:p text:style-name="P89">VALOR ETAPA</text:p>
          </table:table-cell>
        </table:table-row>
        <table:table-row>
          <table:table-cell table:style-name="Tabela6.A3" office:value-type="string">
            <text:p text:style-name="P89">1 – Recepção/Devolução de Romaneio, Higienização</text:p>
          </table:table-cell>
          <table:table-cell table:style-name="Tabela6.B2" office:value-type="string">
            <text:p text:style-name="P90"/>
          </table:table-cell>
          <table:table-cell table:style-name="Tabela6.C3" office:value-type="string">
            <text:p text:style-name="P90"/>
          </table:table-cell>
          <table:table-cell table:style-name="Tabela6.D2" office:value-type="string">
            <text:p text:style-name="P90"/>
          </table:table-cell>
        </table:table-row>
        <table:table-row>
          <table:table-cell table:style-name="Tabela6.A3" office:value-type="string">
            <text:p text:style-name="P89">2 – Digitalização</text:p>
          </table:table-cell>
          <table:table-cell table:style-name="Tabela6.B3" office:value-type="string">
            <text:p text:style-name="P90"/>
          </table:table-cell>
          <table:table-cell table:style-name="Tabela6.C3" office:value-type="string">
            <text:p text:style-name="P90"/>
          </table:table-cell>
          <table:table-cell table:style-name="Tabela6.D3" office:value-type="string">
            <text:p text:style-name="P90"/>
          </table:table-cell>
        </table:table-row>
        <table:table-row>
          <table:table-cell table:style-name="Tabela6.A4" table:number-columns-spanned="2" office:value-type="string">
            <text:p text:style-name="P90"/>
          </table:table-cell>
          <table:covered-table-cell/>
          <table:table-cell table:style-name="Tabela6.C4" office:value-type="string">
            <text:p text:style-name="P89">TOTAL</text:p>
          </table:table-cell>
          <table:table-cell table:style-name="Tabela6.D4" office:value-type="string">
            <text:p text:style-name="P90"/>
          </table:table-cell>
        </table:table-row>
      </table:table>
      <text:p text:style-name="P45"/>
      <text:p text:style-name="P44">Por este instrumento, os servidores acima identificados atestam que o(s) serviço(s) especificados acima e relacionados na OS. Identificada, foram recebidos <text:span text:style-name="T98">definitivamente </text:span>nesta data e <text:span text:style-name="T98">foram</text:span> objetos de avaliação quanto à conformidade de qualidade, de acordo com os Critérios de Aceitação previamente definidos pela Contratante.</text:p>
      <text:p text:style-name="P44"/>
      <text:p text:style-name="P44"/>
      <text:p text:style-name="P47"/>
      <text:p text:style-name="P47">De Acordo</text:p>
      <text:p text:style-name="P4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8">BENEFICIADO</text:p>
          </table:table-cell>
          <table:table-cell table:style-name="Tabela7.B1" office:value-type="string">
            <text:p text:style-name="P88">CONTRATADA</text:p>
          </table:table-cell>
        </table:table-row>
        <table:table-row>
          <table:table-cell table:style-name="Tabela7.A2" office:value-type="string">
            <text:p text:style-name="P88">Fiscal Técnico do Contrato</text:p>
          </table:table-cell>
          <table:table-cell table:style-name="Tabela7.B2" office:value-type="string">
            <text:p text:style-name="P88">Preposto</text:p>
          </table:table-cell>
        </table:table-row>
      </table:table>
      <text:p text:style-name="P48"/>
      <text:p text:style-name="P48"/>
      <text:p text:style-name="P48"><text:tab/>_______________________________<text:tab/>_______________________________</text:p>
      <text:p text:style-name="P48"><text:tab/><text:span text:style-name="T99">NOME:<text:tab/><text:tab/><text:tab/><text:tab/><text:tab/><text:tab/><text:tab/><text:tab/>NOME:</text:span></text:p>
      <text:p text:style-name="P41"><text:tab/><text:tab/><text:tab/><text:tab/><text:tab/><text:tab/><text:tab/><text:tab/> <text:s text:c="7"/>QUALIFICAÇÃO:</text:p>
      <text:p text:style-name="P40"><text:tab/><text:tab/> <text:s text:c="4"/>MATRÍCULA:</text:p>
      <text:p text:style-name="P38"/>
      <text:p text:style-name="P34"/>
      <text:p text:style-name="P34"/>
      <text:list xml:id="list2391172678" text:style-name="L3">
        <text:list-item>
          <text:p text:style-name="P99">Termo de Registros de Incidentes ou Ocorrências - TRIO</text:p>
          <text:p text:style-name="P103"/>
        </text:list-item>
      </text:list>
      <text:p text:style-name="P54"/>
      <text:p text:style-name="P4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able:table-row>
          <table:table-cell table:style-name="Tabela8.A1" table:number-columns-spanned="10" office:value-type="string">
            <text:p text:style-name="P55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83">Número do</text:p>
            <text:p text:style-name="P83">romaneio</text:p>
          </table:table-cell>
          <table:table-cell table:style-name="Tabela8.B2" table:number-columns-spanned="2" office:value-type="string">
            <text:p text:style-name="P83"/>
          </table:table-cell>
          <table:covered-table-cell/>
          <table:table-cell table:style-name="Tabela8.A2" office:value-type="string">
            <text:p text:style-name="P83">Tipo</text:p>
          </table:table-cell>
          <table:table-cell table:style-name="Tabela8.E2" office:value-type="string">
            <text:p text:style-name="P83">PADRÃO</text:p>
          </table:table-cell>
          <table:table-cell table:style-name="Tabela8.A2" table:number-columns-spanned="2" office:value-type="string">
            <text:p text:style-name="P83">Número da OS</text:p>
          </table:table-cell>
          <table:covered-table-cell/>
          <table:table-cell table:style-name="Tabela8.H2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84">Responsável</text:p>
          </table:table-cell>
          <table:covered-table-cell/>
          <table:table-cell table:style-name="Tabela8.C3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ela8.A2" office:value-type="string">
            <text:p text:style-name="P77">ÓRGÃO/<text:span text:style-name="T96">CONTRATADA</text:span>:</text:p>
          </table:table-cell>
          <table:table-cell table:style-name="Tabela8.H3" office:value-type="string">
            <text:p text:style-name="P86"/>
          </table:table-cell>
          <table:table-cell table:style-name="Tabela8.A2" office:value-type="string">
            <text:p text:style-name="P84">Data</text:p>
            <text:p text:style-name="P84">Geração</text:p>
          </table:table-cell>
          <table:table-cell table:style-name="Tabela8.J3" office:value-type="string">
            <text:p text:style-name="P86"/>
          </table:table-cell>
        </table:table-row>
      </table:table>
      <text:p text:style-name="P49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91">Ocorrência</text:p>
          </table:table-cell>
          <table:table-cell table:style-name="Tabela9.A1" office:value-type="string">
            <text:p text:style-name="P91">Descrição</text:p>
          </table:table-cell>
          <table:table-cell table:style-name="Tabela9.A1" office:value-type="string">
            <text:p text:style-name="P91">Fiscal Técnico Notificado</text:p>
          </table:table-cell>
          <table:table-cell table:style-name="Tabela9.D1" office:value-type="string">
            <text:p text:style-name="P91">Observação</text:p>
          </table:table-cell>
        </table:table-row>
        <table:table-row>
          <table:table-cell table:style-name="Tabela9.A2" office:value-type="string">
            <text:p text:style-name="P92"/>
          </table:table-cell>
          <table:table-cell table:style-name="Tabela9.A2" office:value-type="string">
            <text:p text:style-name="P93"/>
          </table:table-cell>
          <table:table-cell table:style-name="Tabela9.A2" office:value-type="string">
            <text:p text:style-name="P93"/>
          </table:table-cell>
          <table:table-cell table:style-name="Tabela9.D2" office:value-type="string">
            <text:p text:style-name="P92">Nome do servidor, pasta, etc...</text:p>
          </table:table-cell>
        </table:table-row>
        <table:table-row>
          <table:table-cell table:style-name="Tabela9.A2" office:value-type="string">
            <text:p text:style-name="P93"/>
          </table:table-cell>
          <table:table-cell table:style-name="Tabela9.A2" office:value-type="string">
            <text:p text:style-name="P93"/>
          </table:table-cell>
          <table:table-cell table:style-name="Tabela9.A2" office:value-type="string">
            <text:p text:style-name="P93"/>
          </table:table-cell>
          <table:table-cell table:style-name="Tabela9.D2" office:value-type="string">
            <text:p text:style-name="P93"/>
          </table:table-cell>
        </table:table-row>
      </table:table>
      <text:p text:style-name="P49"><text:soft-page-break/></text:p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94">Emissão</text:p>
          </table:table-cell>
          <table:table-cell table:style-name="Tabela13.B1" office:value-type="string">
            <text:p text:style-name="P95"/>
          </table:table-cell>
          <table:table-cell table:style-name="Tabela13.A1" office:value-type="string">
            <text:p text:style-name="P94">Recebimento</text:p>
          </table:table-cell>
          <table:table-cell table:style-name="Tabela13.D1" office:value-type="string">
            <text:p text:style-name="P95"/>
          </table:table-cell>
        </table:table-row>
      </table:table>
      <text:p text:style-name="P37"/>
      <text:p text:style-name="P34"/>
      <text:p text:style-name="P33"/>
      <text:p text:style-name="P104"><text:span text:style-name="T77">D</text:span><text:span text:style-name="T76">eclaração de </text:span><text:span text:style-name="T77">C</text:span><text:span text:style-name="T76">onclusão da </text:span><text:span text:style-name="T77">D</text:span><text:span text:style-name="T76">igitalização do </text:span><text:span text:style-name="T77">Le</text:span><text:span text:style-name="T76">gado </text:span><text:span text:style-name="T78">(DCDL)</text:span></text:p>
      <text:p text:style-name="P74"/>
      <text:p text:style-name="P74">Órgão: _________</text:p>
      <text:p text:style-name="P76"><text:span text:style-name="T76">Nome </text:span><text:span text:style-name="T79">do Servidor</text:span><text:span text:style-name="T76">:__________ </text:span><text:span text:style-name="T78">Matrícula </text:span><text:span text:style-name="T76">nº: __________ </text:span><text:span text:style-name="T79">Pasta nº:_________</text:span></text:p>
      <text:p text:style-name="P74"/>
      <text:p text:style-name="P76"><text:span text:style-name="T80">Declaro que os documentos funcionais constantes da pasta funcional supracitada foram devidamente digitalizados de acordo com as orientações </text:span><text:span text:style-name="T81">do setor competente do Tribunal.</text:span><text:span text:style-name="T80"> </text:span></text:p>
      <text:p text:style-name="P75"/>
      <text:p text:style-name="P75">A partir desta data, fica arquivado o legado da seguinte forma:</text:p>
      <text:p text:style-name="P75"/>
      <text:p text:style-name="P76"><text:span text:style-name="T80">Seção 1: é composta da documentação referente <text:s/>______________ </text:span><text:span text:style-name="T81">e</text:span><text:span text:style-name="T80">xistente na pasta funcional do servidor até </text:span><text:span text:style-name="T81">xx</text:span><text:span text:style-name="T80">/</text:span><text:span text:style-name="T81">xx</text:span><text:span text:style-name="T80">/</text:span><text:span text:style-name="T81">xx</text:span><text:span text:style-name="T80">, das folhas nº______ até _____ , constando como último documento _____________________ .</text:span></text:p>
      <text:p text:style-name="P75"/>
      <text:p text:style-name="P76"><text:span text:style-name="T80">Seção 2: é composta da documentação referente <text:s/>______________ </text:span><text:span text:style-name="T81">e</text:span><text:span text:style-name="T80">xistente na pasta funcional do servidor até </text:span><text:span text:style-name="T81">xx</text:span><text:span text:style-name="T80">/</text:span><text:span text:style-name="T81">xx</text:span><text:span text:style-name="T80">/</text:span><text:span text:style-name="T81">xx</text:span><text:span text:style-name="T80">, das folhas nº______ até _____ , constando como último documento _____________________ , caso exista.</text:span></text:p>
      <text:p text:style-name="P75"/>
      <text:p text:style-name="P76"><text:span text:style-name="T80">Seção 3: é composta da documentação referente <text:s/>______________ </text:span><text:span text:style-name="T81">e</text:span><text:span text:style-name="T80">xistente na pasta funcional do servidor até </text:span><text:span text:style-name="T81">xx</text:span><text:span text:style-name="T80">/</text:span><text:span text:style-name="T81">xx</text:span><text:span text:style-name="T80">/</text:span><text:span text:style-name="T81">xx</text:span><text:span text:style-name="T80">, das folhas nº______ até _____ , constando como último documento _____________________ , caso exista.</text:span></text:p>
      <text:p text:style-name="P75"/>
      <text:p text:style-name="P75"/>
      <text:p text:style-name="P75">Local e data:</text:p>
      <text:p text:style-name="P75"/>
      <text:p text:style-name="P75">Assinatura:</text:p>
      <text:p text:style-name="P75"/>
      <text:p text:style-name="P46">Matrícula: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ESPECIFICAÇÕES DE PROCESSO DE TRABALHO - SERVIÇOS DE HIGIENIZAÇÃO, DIGITALIZAÇÃO E ASSINATURA DIGITAL </text:p>
      </style:header>
      <style:footer>
        <text:p text:style-name="MP3">Pg. 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11-27T15:06:02.647000000</dc:date>
    <meta:editing-duration>P1DT25M36S</meta:editing-duration>
    <meta:editing-cycles>334</meta:editing-cycles>
    <meta:generator>LibreOffice/6.2.8.2$Windows_X86_64 LibreOffice_project/f82ddfca21ebc1e222a662a32b25c0c9d20169ee</meta:generator>
    <meta:document-statistic meta:table-count="25" meta:image-count="0" meta:object-count="0" meta:page-count="12" meta:paragraph-count="336" meta:word-count="2923" meta:character-count="19859" meta:non-whitespace-character-count="16621"/>
  </office:meta>
</office:document-meta>
</file>